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2a36" officeooo:paragraph-rsid="00042a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libreoffice.org/" office:name="This link opens the LibreOffice website" text:style-name="Internet_20_link" text:visited-style-name="Visited_20_Internet_20_Link">link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7T10:32:21.275000000</meta:creation-date>
    <dc:date>2024-06-17T12:10:34.967000000</dc:date>
    <meta:editing-duration>PT4M28S</meta:editing-duration>
    <meta:editing-cycles>3</meta:editing-cycles>
    <meta:generator>LibreOfficeDev/25.2.0.0.alpha0$Windows_X86_64 LibreOffice_project/f97008c50ff88a7cf0a80a583a743ee1fb041327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